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76.05pt"/>
    </style:style>
    <style:style style:name="co10" style:family="table-column">
      <style:table-column-properties fo:break-before="auto" style:column-width="1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 style:data-style-name="N61"/>
    <style:style style:name="ce26" style:family="table-cell" style:parent-style-name="Default" style:data-style-name="N61">
      <style:text-properties fo:color="#ce181e"/>
    </style:style>
    <style:style style:name="ce27" style:family="table-cell" style:parent-style-name="Default" style:data-style-name="N61">
      <style:text-properties style:use-window-font-color="true"/>
    </style:style>
    <style:style style:name="ce28" style:family="table-cell" style:parent-style-name="Default" style:data-style-name="N61">
      <style:text-properties fo:color="#ed1c24"/>
    </style:style>
    <style:style style:name="ce29" style:family="table-cell" style:parent-style-name="Default" style:data-style-name="N61">
      <style:table-cell-properties fo:background-color="#fff200"/>
    </style:style>
    <style:style style:name="ce30" style:family="table-cell" style:parent-style-name="Default" style:data-style-name="N0"/>
    <style:style style:name="ce31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#add58a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 style:data-style-name="N61">
      <style:table-cell-properties fo:background-color="transparent"/>
    </style:style>
    <style:style style:name="ce39" style:family="table-cell" style:parent-style-name="Default" style:data-style-name="N61">
      <style:table-cell-properties fo:background-color="#add58a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color="#ce181e"/>
    </style:style>
    <style:style style:name="ce16" style:family="table-cell" style:parent-style-name="Default" style:data-style-name="N61">
      <style:text-properties style:use-window-font-color="true"/>
    </style:style>
    <style:style style:name="ce17" style:family="table-cell" style:parent-style-name="Default" style:data-style-name="N61">
      <style:text-properties fo:color="#ed1c24"/>
    </style:style>
    <style:style style:name="ce18" style:family="table-cell" style:parent-style-name="Default" style:data-style-name="N61">
      <style:table-cell-properties fo:background-color="#fff200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  <style:style style:name="ce23" style:family="table-cell" style:parent-style-name="Default">
      <style:table-cell-properties fo:background-color="#add58a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 style:data-style-name="N61">
      <style:table-cell-properties fo:background-color="transparent"/>
    </style:style>
    <style:style style:name="ce38" style:family="table-cell" style:parent-style-name="Default" style:data-style-name="N61">
      <style:table-cell-properties fo:background-color="#add58a"/>
    </style:style>
    <style:style style:name="ce4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number-columns-repeated="2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4" office:value-type="float" office:value="20" calcext:value-type="float">
            <text:p>2.00E+01</text:p>
          </table:table-cell>
          <table:table-cell table:style-name="ce14" office:value-type="float" office:value="0.1" calcext:value-type="float">
            <text:p>1.00E-01</text:p>
          </table:table-cell>
          <table:table-cell table:style-name="ce18" table:formula="of:=[.B2]*[.A2]/[.E2]"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5" calcext:value-type="float">
            <text:p>2.5</text:p>
          </table:table-cell>
          <table:table-cell table:style-name="Default" table:formula="of:=[.$B$2]*[.$D$2]/[.C6]" office:value-type="float" office:value="0.00000001476" calcext:value-type="float">
            <text:p>1.476E-08</text:p>
          </table:table-cell>
          <table:table-cell table:style-name="Default"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16" calcext:value-type="float">
            <text:p>2.178576E-16</text:p>
          </table:table-cell>
          <table:table-cell table:formula="of:=[.D6]+[.E6]*2" office:value-type="float" office:value="0.00000025092" calcext:value-type="float">
            <text:p>2.5092E-07</text:p>
          </table:table-cell>
          <table:table-cell table:style-name="ce21"/>
          <table:table-cell table:style-name="ce14" table:formula="of:=0.99/([.$B$2]/[.C6] + 2*[.$C$2]/[.C6]/[.C6])" office:value-type="float" office:value="1.45588235294118" calcext:value-type="float">
            <text:p>1.46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25" calcext:value-type="float">
            <text:p>1.25</text:p>
          </table:table-cell>
          <table:table-cell table:style-name="Default" table:formula="of:=[.$B$2]*[.$D$2]/[.C7]" office:value-type="float" office:value="0.00000002952" calcext:value-type="float">
            <text:p>2.952E-08</text:p>
          </table:table-cell>
          <table:table-cell table:style-name="Default"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16" calcext:value-type="float">
            <text:p>8.714304E-16</text:p>
          </table:table-cell>
          <table:table-cell table:formula="of:=[.D7]+[.E7]*2" office:value-type="float" office:value="0.00000097416" calcext:value-type="float">
            <text:p>9.7416E-07</text:p>
          </table:table-cell>
          <table:table-cell table:style-name="Default"/>
          <table:table-cell table:style-name="ce14" table:formula="of:=0.99/([.$B$2]/[.C7] + 2*[.$C$2]/[.C7]/[.C7])" office:value-type="float" office:value="0.375" calcext:value-type="float">
            <text:p>3.75E-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25" calcext:value-type="float">
            <text:p>0.625</text:p>
          </table:table-cell>
          <table:table-cell table:style-name="Default" table:formula="of:=[.$B$2]*[.$D$2]/[.C8]" office:value-type="float" office:value="0.00000005904" calcext:value-type="float">
            <text:p>5.904E-08</text:p>
          </table:table-cell>
          <table:table-cell table:style-name="Default"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15" calcext:value-type="float">
            <text:p>3.4857216E-15</text:p>
          </table:table-cell>
          <table:table-cell table:formula="of:=[.D8]+[.E8]*2" office:value-type="float" office:value="0.0000038376" calcext:value-type="float">
            <text:p>3.8376E-06</text:p>
          </table:table-cell>
          <table:table-cell table:style-name="Default"/>
          <table:table-cell table:style-name="ce14" table:formula="of:=0.99/([.$B$2]/[.C8] + 2*[.$C$2]/[.C8]/[.C8])" office:value-type="float" office:value="0.0951923076923077" calcext:value-type="float">
            <text:p>9.52E-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125" calcext:value-type="float">
            <text:p>0.3125</text:p>
          </table:table-cell>
          <table:table-cell table:style-name="Default" table:formula="of:=[.$B$2]*[.$D$2]/[.C9]" office:value-type="float" office:value="0.00000011808" calcext:value-type="float">
            <text:p>1.1808E-07</text:p>
          </table:table-cell>
          <table:table-cell table:style-name="Default"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0.0000000000000139428864" calcext:value-type="float">
            <text:p>1.39428864E-14</text:p>
          </table:table-cell>
          <table:table-cell table:formula="of:=[.D9]+[.E9]*2" office:value-type="float" office:value="0.00001523232" calcext:value-type="float">
            <text:p>1.523232E-05</text:p>
          </table:table-cell>
          <table:table-cell table:style-name="Default"/>
          <table:table-cell table:style-name="ce14" table:formula="of:=0.99/([.$B$2]/[.C9] + 2*[.$C$2]/[.C9]/[.C9])" office:value-type="float" office:value="0.0239825581395349" calcext:value-type="float">
            <text:p>2.40E-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5625" calcext:value-type="float">
            <text:p>0.15625</text:p>
          </table:table-cell>
          <table:table-cell table:style-name="Default" table:formula="of:=[.$B$2]*[.$D$2]/[.C10]" office:value-type="float" office:value="0.00000023616" calcext:value-type="float">
            <text:p>2.3616E-07</text:p>
          </table:table-cell>
          <table:table-cell table:style-name="Default"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0.0000000000000557715456" calcext:value-type="float">
            <text:p>5.57715456E-14</text:p>
          </table:table-cell>
          <table:table-cell table:formula="of:=[.D10]+[.E10]*2" office:value-type="float" office:value="0.00006069312" calcext:value-type="float">
            <text:p>6.069312E-05</text:p>
          </table:table-cell>
          <table:table-cell table:style-name="ce21"/>
          <table:table-cell table:style-name="ce14" table:formula="of:=0.99/([.$B$2]/[.C10] + 2*[.$C$2]/[.C10]/[.C10])" office:value-type="float" office:value="0.00601896887159533" calcext:value-type="float">
            <text:p>6.02E-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78125" calcext:value-type="float">
            <text:p>0.078125</text:p>
          </table:table-cell>
          <table:table-cell table:style-name="Default" table:formula="of:=[.$B$2]*[.$D$2]/[.C11]" office:value-type="float" office:value="0.00000047232" calcext:value-type="float">
            <text:p>4.7232E-07</text:p>
          </table:table-cell>
          <table:table-cell table:style-name="Default"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0.0000000000002230861824" calcext:value-type="float">
            <text:p>2.230861824E-13</text:p>
          </table:table-cell>
          <table:table-cell table:formula="of:=[.D11]+[.E11]*2" office:value-type="float" office:value="0.00024230016" calcext:value-type="float">
            <text:p>0.00024230016</text:p>
          </table:table-cell>
          <table:table-cell table:style-name="ce22"/>
          <table:table-cell table:style-name="ce14" table:formula="of:=0.99/([.$B$2]/[.C11] + 2*[.$C$2]/[.C11]/[.C11])" office:value-type="float" office:value="0.00150767543859649" calcext:value-type="float">
            <text:p>1.51E-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390625" calcext:value-type="float">
            <text:p>0.0390625</text:p>
          </table:table-cell>
          <table:table-cell table:style-name="Default" table:formula="of:=[.$B$2]*[.$D$2]/[.C12]" office:value-type="float" office:value="0.00000094464" calcext:value-type="float">
            <text:p>9.4464E-07</text:p>
          </table:table-cell>
          <table:table-cell table:style-name="Default"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0.0000000000008923447296" calcext:value-type="float">
            <text:p>8.923447296E-13</text:p>
          </table:table-cell>
          <table:table-cell table:formula="of:=[.D12]+[.E12]*2" office:value-type="float" office:value="0.000968256" calcext:value-type="float">
            <text:p>0.000968256</text:p>
          </table:table-cell>
          <table:table-cell table:style-name="ce21"/>
          <table:table-cell table:style-name="ce14" table:formula="of:=0.99/([.$B$2]/[.C12] + 2*[.$C$2]/[.C12]/[.C12])" office:value-type="float" office:value="0.000377286585365854" calcext:value-type="float">
            <text:p>3.77E-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1953125" calcext:value-type="float">
            <text:p>0.01953125</text:p>
          </table:table-cell>
          <table:table-cell table:style-name="Default" table:formula="of:=[.$B$2]*[.$D$2]/[.C13]" office:value-type="float" office:value="0.00000188928" calcext:value-type="float">
            <text:p>1.88928E-06</text:p>
          </table:table-cell>
          <table:table-cell table:style-name="Default"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0.0000000000035693789184" calcext:value-type="float">
            <text:p>3.5693789184E-12</text:p>
          </table:table-cell>
          <table:table-cell table:formula="of:=[.D13]+[.E13]*2" office:value-type="float" office:value="0.00387113472" calcext:value-type="float">
            <text:p>0.00387113472</text:p>
          </table:table-cell>
          <table:table-cell table:style-name="ce21"/>
          <table:table-cell table:style-name="ce14" table:formula="of:=0.99/([.$B$2]/[.C13] + 2*[.$C$2]/[.C13]/[.C13])" office:value-type="float" office:value="0.0000943676793557833" calcext:value-type="float">
            <text:p>9.44E-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09765625" calcext:value-type="float">
            <text:p>0.009765625</text:p>
          </table:table-cell>
          <table:table-cell table:style-name="Default" table:formula="of:=[.$B$2]*[.$D$2]/[.C14]" office:value-type="float" office:value="0.00000377856" calcext:value-type="float">
            <text:p>3.77856E-06</text:p>
          </table:table-cell>
          <table:table-cell table:style-name="Default"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0.0000000000142775156736" calcext:value-type="float">
            <text:p>1.42775156736E-11</text:p>
          </table:table-cell>
          <table:table-cell table:formula="of:=[.D14]+[.E14]*2" office:value-type="float" office:value="0.01548076032" calcext:value-type="float">
            <text:p>0.01548076032</text:p>
          </table:table-cell>
          <table:table-cell table:style-name="ce21"/>
          <table:table-cell table:style-name="ce14" table:formula="of:=0.99/([.$B$2]/[.C14] + 2*[.$C$2]/[.C14]/[.C14])" office:value-type="float" office:value="0.0000235976781791555" calcext:value-type="float">
            <text:p>2.36E-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48828125" calcext:value-type="float">
            <text:p>0.0048828125</text:p>
          </table:table-cell>
          <table:table-cell table:style-name="Default" table:formula="of:=[.$B$2]*[.$D$2]/[.C15]" office:value-type="float" office:value="0.00000755712" calcext:value-type="float">
            <text:p>7.55712E-06</text:p>
          </table:table-cell>
          <table:table-cell table:style-name="Default"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0.0000000000571100626944" calcext:value-type="float">
            <text:p>5.71100626944E-11</text:p>
          </table:table-cell>
          <table:table-cell table:formula="of:=[.D15]+[.E15]*2" office:value-type="float" office:value="0.06191548416" calcext:value-type="float">
            <text:p>0.06191548416</text:p>
          </table:table-cell>
          <table:table-cell table:style-name="ce21"/>
          <table:table-cell table:style-name="ce14" table:formula="of:=0.99/([.$B$2]/[.C15] + 2*[.$C$2]/[.C15]/[.C15])" office:value-type="float" office:value="0.0000059001396008788" calcext:value-type="float">
            <text:p>5.90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44140625" calcext:value-type="float">
            <text:p>0.00244140625</text:p>
          </table:table-cell>
          <table:table-cell table:style-name="Default" table:formula="of:=[.$B$2]*[.$D$2]/[.C16]" office:value-type="float" office:value="0.00001511424" calcext:value-type="float">
            <text:p>1.511424E-05</text:p>
          </table:table-cell>
          <table:table-cell table:style-name="Default"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0.0000000002284402507776" calcext:value-type="float">
            <text:p>2.284402507776E-10</text:p>
          </table:table-cell>
          <table:table-cell table:formula="of:=[.D16]+[.E16]*2" office:value-type="float" office:value="0.2476468224" calcext:value-type="float">
            <text:p>0.2476468224</text:p>
          </table:table-cell>
          <table:table-cell table:style-name="ce21"/>
          <table:table-cell table:style-name="ce14" table:formula="of:=0.99/([.$B$2]/[.C16] + 2*[.$C$2]/[.C16]/[.C16])" office:value-type="float" office:value="0.00000147512492371071" calcext:value-type="float">
            <text:p>1.48E-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20703125" calcext:value-type="float">
            <text:p>0.001220703125</text:p>
          </table:table-cell>
          <table:table-cell table:style-name="Default" table:formula="of:=[.$B$2]*[.$D$2]/[.C17]" office:value-type="float" office:value="0.00003022848" calcext:value-type="float">
            <text:p>3.022848E-05</text:p>
          </table:table-cell>
          <table:table-cell table:style-name="Default"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0.0000000009137610031104" calcext:value-type="float">
            <text:p>9.137610031104E-10</text:p>
          </table:table-cell>
          <table:table-cell table:formula="of:=[.D17]+[.E17]*2" office:value-type="float" office:value="0.99055706112" calcext:value-type="float">
            <text:p>0.99055706112</text:p>
          </table:table-cell>
          <table:table-cell table:style-name="Default"/>
          <table:table-cell table:style-name="ce14" table:formula="of:=0.99/([.$B$2]/[.C17] + 2*[.$C$2]/[.C17]/[.C17])" office:value-type="float" office:value="0.00000036879248489426" calcext:value-type="float">
            <text:p>3.69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103515625" calcext:value-type="float">
            <text:p>0.0006103515625</text:p>
          </table:table-cell>
          <table:table-cell table:style-name="Default" table:formula="of:=[.$B$2]*[.$D$2]/[.C18]" office:value-type="float" office:value="0.00006045696" calcext:value-type="float">
            <text:p>6.045696E-05</text:p>
          </table:table-cell>
          <table:table-cell table:style-name="Default"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0.0000000036550440124416" calcext:value-type="float">
            <text:p>3.6550440124416E-09</text:p>
          </table:table-cell>
          <table:table-cell table:formula="of:=[.D18]+[.E18]*2" office:value-type="float" office:value="3.96216778752" calcext:value-type="float">
            <text:p>3.96216778752</text:p>
          </table:table-cell>
          <table:table-cell table:style-name="Default"/>
          <table:table-cell table:style-name="ce14" table:formula="of:=0.99/([.$B$2]/[.C18] + 2*[.$C$2]/[.C18]/[.C18])" office:value-type="float" office:value="0.0000000921995280337824" calcext:value-type="float">
            <text:p>9.22E-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0517578125" calcext:value-type="float">
            <text:p>0.00030517578125</text:p>
          </table:table-cell>
          <table:table-cell table:style-name="Default" table:formula="of:=[.$B$2]*[.$D$2]/[.C19]" office:value-type="float" office:value="0.00012091392" calcext:value-type="float">
            <text:p>0.00012091392</text:p>
          </table:table-cell>
          <table:table-cell table:style-name="Default"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146201760497664" calcext:value-type="float">
            <text:p>1.46201760497664E-08</text:p>
          </table:table-cell>
          <table:table-cell table:formula="of:=[.D19]+[.E19]*2" office:value-type="float" office:value="15.84855023616" calcext:value-type="float">
            <text:p>15.84855023616</text:p>
          </table:table-cell>
          <table:table-cell table:style-name="Default"/>
          <table:table-cell table:style-name="ce14" table:formula="of:=0.99/([.$B$2]/[.C19] + 2*[.$C$2]/[.C19]/[.C19])" office:value-type="float" office:value="0.0000000230500578637477" calcext:value-type="float">
            <text:p>2.31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52587890625" calcext:value-type="float">
            <text:p>0.000152587890625</text:p>
          </table:table-cell>
          <table:table-cell table:style-name="Default" table:formula="of:=[.$B$2]*[.$D$2]/[.C20]" office:value-type="float" office:value="0.00024182784" calcext:value-type="float">
            <text:p>0.00024182784</text:p>
          </table:table-cell>
          <table:table-cell table:style-name="Default"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584807041990656" calcext:value-type="float">
            <text:p>5.84807041990656E-08</text:p>
          </table:table-cell>
          <table:table-cell table:formula="of:=[.D20]+[.E20]*2" office:value-type="float" office:value="63.3939591168" calcext:value-type="float">
            <text:p>63.3939591168</text:p>
          </table:table-cell>
          <table:table-cell table:style-name="Default"/>
          <table:table-cell table:style-name="ce14" table:formula="of:=0.99/([.$B$2]/[.C20] + 2*[.$C$2]/[.C20]/[.C20])" office:value-type="float" office:value="0.00000000576253644810124" calcext:value-type="float">
            <text:p>5.76E-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762939453125" calcext:value-type="float">
            <text:p>7.62939453125E-05</text:p>
          </table:table-cell>
          <table:table-cell table:style-name="Default" table:formula="of:=[.$B$2]*[.$D$2]/[.C21]" office:value-type="float" office:value="0.00048365568" calcext:value-type="float">
            <text:p>0.00048365568</text:p>
          </table:table-cell>
          <table:table-cell table:style-name="Default"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233922816796262" calcext:value-type="float">
            <text:p>2.33922816796262E-07</text:p>
          </table:table-cell>
          <table:table-cell table:formula="of:=[.D21]+[.E21]*2" office:value-type="float" office:value="253.57535281152" calcext:value-type="float">
            <text:p>253.57535281152</text:p>
          </table:table-cell>
          <table:table-cell table:style-name="Default"/>
          <table:table-cell table:style-name="ce14" table:formula="of:=0.99/([.$B$2]/[.C21] + 2*[.$C$2]/[.C21]/[.C21])" office:value-type="float" office:value="0.00000000144063685981157" calcext:value-type="float">
            <text:p>1.44E-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3814697265625" calcext:value-type="float">
            <text:p>3.814697265625E-05</text:p>
          </table:table-cell>
          <table:table-cell table:style-name="Default" table:formula="of:=[.$B$2]*[.$D$2]/[.C22]" office:value-type="float" office:value="0.00096731136" calcext:value-type="float">
            <text:p>0.00096731136</text:p>
          </table:table-cell>
          <table:table-cell table:style-name="Default"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93569126718505" calcext:value-type="float">
            <text:p>9.3569126718505E-07</text:p>
          </table:table-cell>
          <table:table-cell table:formula="of:=[.D22]+[.E22]*2" office:value-type="float" office:value="1014.30044393472" calcext:value-type="float">
            <text:p>1014.30044393472</text:p>
          </table:table-cell>
          <table:table-cell table:style-name="Default"/>
          <table:table-cell table:style-name="ce14" table:formula="of:=0.99/([.$B$2]/[.C22] + 2*[.$C$2]/[.C22]/[.C22])" office:value-type="float" office:value="0.000000000360159558427159" calcext:value-type="float">
            <text:p>3.60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19073486328125" calcext:value-type="float">
            <text:p>1.9073486328125E-05</text:p>
          </table:table-cell>
          <table:table-cell table:style-name="Default" table:formula="of:=[.$B$2]*[.$D$2]/[.C23]" office:value-type="float" office:value="0.00193462272" calcext:value-type="float">
            <text:p>0.00193462272</text:p>
          </table:table-cell>
          <table:table-cell table:style-name="Default"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37427650687402" calcext:value-type="float">
            <text:p>3.7427650687402E-06</text:p>
          </table:table-cell>
          <table:table-cell table:formula="of:=[.D23]+[.E23]*2" office:value-type="float" office:value="4057.19984111616" calcext:value-type="float">
            <text:p>4057.19984111616</text:p>
          </table:table-cell>
          <table:table-cell table:style-name="Default"/>
          <table:table-cell table:style-name="ce14" table:formula="of:=0.99/([.$B$2]/[.C23] + 2*[.$C$2]/[.C23]/[.C23])" office:value-type="float" office:value="0.0000000000900399325411343" calcext:value-type="float">
            <text:p>9.00E-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20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20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20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20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15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20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20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20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20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20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23" office:value-type="float" office:value="1.047" calcext:value-type="float">
            <text:p>1.047</text:p>
          </table:table-cell>
          <table:table-cell table:style-name="ce23" office:value-type="float" office:value="1.0001" calcext:value-type="float">
            <text:p>1.0001</text:p>
          </table:table-cell>
          <table:table-cell table:style-name="ce21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15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20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.835" calcext:value-type="float">
            <text:p>1.835</text:p>
          </table:table-cell>
          <table:table-cell table:style-name="ce23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20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1.441" calcext:value-type="float">
            <text:p>1.441</text:p>
          </table:table-cell>
          <table:table-cell table:style-name="ce23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20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23" office:value-type="float" office:value="1.193" calcext:value-type="float">
            <text:p>1.193</text:p>
          </table:table-cell>
          <table:table-cell table:style-name="ce23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20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23" office:value-type="float" office:value="1.096" calcext:value-type="float">
            <text:p>1.096</text:p>
          </table:table-cell>
          <table:table-cell table:style-name="ce23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20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24" office:value-type="float" office:value="1.025" calcext:value-type="float">
            <text:p>1.025</text:p>
          </table:table-cell>
          <table:table-cell table:style-name="ce24" office:value-type="float" office:value="1.00002" calcext:value-type="float">
            <text:p>1.00002</text:p>
          </table:table-cell>
          <table:table-cell table:style-name="ce24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15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20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16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20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20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23" office:value-type="float" office:value="1.0027" calcext:value-type="float">
            <text:p>1.0027</text:p>
          </table:table-cell>
          <table:table-cell table:style-name="ce23" office:value-type="float" office:value="0.9945" calcext:value-type="float">
            <text:p>0.9945</text:p>
          </table:table-cell>
          <table:table-cell table:style-name="ce21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20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23" office:value-type="float" office:value="0.9988" calcext:value-type="float">
            <text:p>0.9988</text:p>
          </table:table-cell>
          <table:table-cell table:style-name="ce23" office:value-type="float" office:value="1.0011" calcext:value-type="float">
            <text:p>1.0011</text:p>
          </table:table-cell>
          <table:table-cell table:style-name="ce37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17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20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16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20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4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20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14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20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14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20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14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20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14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20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14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20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14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4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20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14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14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number-columns-repeated="5"/>
          <table:table-cell table:style-name="Default"/>
          <table:table-cell table:number-columns-repeated="6"/>
        </table:table-row>
      </table:table>
      <table:table table:name="MMS" table:style-name="ta1">
        <table:table-column table:style-name="co1" table:number-columns-repeated="8" table:default-cell-style-name="Default"/>
        <table:table-column table:style-name="co1" table:number-columns-repeated="2" table:default-cell-style-name="ce14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h_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0.00001" calcext:value-type="float">
            <text:p>1.00E-05</text:p>
          </table:table-cell>
          <table:table-cell table:style-name="ce14" office:value-type="float" office:value="0.000092" calcext:value-type="float">
            <text:p>9.20E-0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table:style-name="Default" office:value-type="float" office:value="900" calcext:value-type="float">
            <text:p>900</text:p>
          </table:table-cell>
          <table:table-cell office:value-type="float" office:value="1000000000" calcext:value-type="float">
            <text:p>1.00E+09</text:p>
          </table:table-cell>
        </table:table-row>
        <table:table-row table:style-name="ro1"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h_vf</text:p>
          </table:table-cell>
          <table:table-cell office:value-type="string" calcext:value-type="string">
            <text:p>h_vs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4" table:formula="of:=[.D2]*[.B2]/[.A2]" office:value-type="float" office:value="0.00001" calcext:value-type="float">
            <text:p>1.00E-05</text:p>
          </table:table-cell>
          <table:table-cell table:style-name="ce14" table:formula="of:=[.B2]*2" office:value-type="float" office:value="0.00002" calcext:value-type="float">
            <text:p>2.00E-05</text:p>
          </table:table-cell>
          <table:table-cell table:formula="of:=[.J2]/([.E2]*[.F2]*[.G2])*[.C2]" office:value-type="float" office:value="0.0810142990237777" calcext:value-type="float">
            <text:p>0.081014299023778</text:p>
          </table:table-cell>
          <table:table-cell table:formula="of:=[.J2]/((1-[.E2])*[.H2]*[.I2])*[.C2]" office:value-type="float" office:value="0.0655270655270655" calcext:value-type="float">
            <text:p>0.06552706552706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4"/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_f</text:p>
          </table:table-cell>
          <table:table-cell table:style-name="Default" office:value-type="string" calcext:value-type="string">
            <text:p>dt_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0000736" calcext:value-type="float">
            <text:p>7.36E-09</text:p>
          </table:table-cell>
          <table:table-cell table:formula="of:=[.$B$2]*[.$C$2]/[.C8]/[.C8]" office:value-type="float" office:value="0.00000005888" calcext:value-type="float">
            <text:p>5.888E-08</text:p>
          </table:table-cell>
          <table:table-cell table:formula="of:=[.D8]*[.D8]" office:value-type="float" office:value="5.41696E-017" calcext:value-type="float">
            <text:p>5.41696E-17</text:p>
          </table:table-cell>
          <table:table-cell table:formula="of:=[.D8]+[.E8]*2" office:value-type="float" office:value="0.00000012512" calcext:value-type="float">
            <text:p>1.2512E-07</text:p>
          </table:table-cell>
          <table:table-cell/>
          <table:table-cell table:formula="of:=0.99/([.$A$5]/[.C8] + 2*[.$B$2]/[.C8]/[.C8])" office:value-type="float" office:value="727.941176470588" calcext:value-type="float">
            <text:p>7.28E+02</text:p>
          </table:table-cell>
          <table:table-cell table:formula="of:=0.495*[.C8]*[.C8]/[.$B$5]" office:value-type="float" office:value="386.71875" calcext:value-type="float">
            <text:p>3.87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0001472" calcext:value-type="float">
            <text:p>1.472E-08</text:p>
          </table:table-cell>
          <table:table-cell table:formula="of:=[.$B$2]*[.$C$2]/[.C9]/[.C9]" office:value-type="float" office:value="0.00000023552" calcext:value-type="float">
            <text:p>2.3552E-07</text:p>
          </table:table-cell>
          <table:table-cell table:formula="of:=[.D9]*[.D9]" office:value-type="float" office:value="2.166784E-016" calcext:value-type="float">
            <text:p>2.166784E-16</text:p>
          </table:table-cell>
          <table:table-cell table:formula="of:=[.D9]+[.E9]*2" office:value-type="float" office:value="0.00000048576" calcext:value-type="float">
            <text:p>4.8576E-07</text:p>
          </table:table-cell>
          <table:table-cell/>
          <table:table-cell table:formula="of:=0.99/([.$A$5]/[.C9] + 2*[.$B$2]/[.C9]/[.C9])" office:value-type="float" office:value="187.5" calcext:value-type="float">
            <text:p>1.88E+02</text:p>
          </table:table-cell>
          <table:table-cell table:formula="of:=0.495*[.C9]*[.C9]/[.$B$5]" office:value-type="float" office:value="96.6796875" calcext:value-type="float">
            <text:p>9.67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0002944" calcext:value-type="float">
            <text:p>2.944E-08</text:p>
          </table:table-cell>
          <table:table-cell table:formula="of:=[.$B$2]*[.$C$2]/[.C10]/[.C10]" office:value-type="float" office:value="0.00000094208" calcext:value-type="float">
            <text:p>9.4208E-07</text:p>
          </table:table-cell>
          <table:table-cell table:formula="of:=[.D10]*[.D10]" office:value-type="float" office:value="8.667136E-016" calcext:value-type="float">
            <text:p>8.667136E-16</text:p>
          </table:table-cell>
          <table:table-cell table:formula="of:=[.D10]+[.E10]*2" office:value-type="float" office:value="0.0000019136" calcext:value-type="float">
            <text:p>1.9136E-06</text:p>
          </table:table-cell>
          <table:table-cell/>
          <table:table-cell table:formula="of:=0.99/([.$A$5]/[.C10] + 2*[.$B$2]/[.C10]/[.C10])" office:value-type="float" office:value="47.5961538461538" calcext:value-type="float">
            <text:p>4.76E+01</text:p>
          </table:table-cell>
          <table:table-cell table:formula="of:=0.495*[.C10]*[.C10]/[.$B$5]" office:value-type="float" office:value="24.169921875" calcext:value-type="float">
            <text:p>2.42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00005888" calcext:value-type="float">
            <text:p>5.888E-08</text:p>
          </table:table-cell>
          <table:table-cell table:formula="of:=[.$B$2]*[.$C$2]/[.C11]/[.C11]" office:value-type="float" office:value="0.00000376832" calcext:value-type="float">
            <text:p>3.76832E-06</text:p>
          </table:table-cell>
          <table:table-cell table:formula="of:=[.D11]*[.D11]" office:value-type="float" office:value="3.4668544E-015" calcext:value-type="float">
            <text:p>3.4668544E-15</text:p>
          </table:table-cell>
          <table:table-cell table:formula="of:=[.D11]+[.E11]*2" office:value-type="float" office:value="0.00000759552" calcext:value-type="float">
            <text:p>7.59552E-06</text:p>
          </table:table-cell>
          <table:table-cell/>
          <table:table-cell table:formula="of:=0.99/([.$A$5]/[.C11] + 2*[.$B$2]/[.C11]/[.C11])" office:value-type="float" office:value="11.9912790697674" calcext:value-type="float">
            <text:p>1.20E+01</text:p>
          </table:table-cell>
          <table:table-cell table:formula="of:=0.495*[.C11]*[.C11]/[.$B$5]" office:value-type="float" office:value="6.04248046875" calcext:value-type="float">
            <text:p>6.04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00011776" calcext:value-type="float">
            <text:p>1.1776E-07</text:p>
          </table:table-cell>
          <table:table-cell table:formula="of:=[.$B$2]*[.$C$2]/[.C12]/[.C12]" office:value-type="float" office:value="0.00001507328" calcext:value-type="float">
            <text:p>1.507328E-05</text:p>
          </table:table-cell>
          <table:table-cell table:formula="of:=[.D12]*[.D12]" office:value-type="float" office:value="0.0000000000000138674176" calcext:value-type="float">
            <text:p>1.38674176E-14</text:p>
          </table:table-cell>
          <table:table-cell table:formula="of:=[.D12]+[.E12]*2" office:value-type="float" office:value="0.00003026432" calcext:value-type="float">
            <text:p>3.026432E-05</text:p>
          </table:table-cell>
          <table:table-cell/>
          <table:table-cell table:formula="of:=0.99/([.$A$5]/[.C12] + 2*[.$B$2]/[.C12]/[.C12])" office:value-type="float" office:value="3.00948443579766" calcext:value-type="float">
            <text:p>3.01E+00</text:p>
          </table:table-cell>
          <table:table-cell table:formula="of:=0.495*[.C12]*[.C12]/[.$B$5]" office:value-type="float" office:value="1.5106201171875" calcext:value-type="float">
            <text:p>1.51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00023552" calcext:value-type="float">
            <text:p>2.3552E-07</text:p>
          </table:table-cell>
          <table:table-cell table:formula="of:=[.$B$2]*[.$C$2]/[.C13]/[.C13]" office:value-type="float" office:value="0.00006029312" calcext:value-type="float">
            <text:p>6.029312E-05</text:p>
          </table:table-cell>
          <table:table-cell table:formula="of:=[.D13]*[.D13]" office:value-type="float" office:value="0.0000000000000554696704" calcext:value-type="float">
            <text:p>5.54696704E-14</text:p>
          </table:table-cell>
          <table:table-cell table:formula="of:=[.D13]+[.E13]*2" office:value-type="float" office:value="0.00012082176" calcext:value-type="float">
            <text:p>0.00012082176</text:p>
          </table:table-cell>
          <table:table-cell/>
          <table:table-cell table:formula="of:=0.99/([.$A$5]/[.C13] + 2*[.$B$2]/[.C13]/[.C13])" office:value-type="float" office:value="0.753837719298246" calcext:value-type="float">
            <text:p>7.54E-01</text:p>
          </table:table-cell>
          <table:table-cell table:formula="of:=0.495*[.C13]*[.C13]/[.$B$5]" office:value-type="float" office:value="0.377655029296875" calcext:value-type="float">
            <text:p>3.78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00047104" calcext:value-type="float">
            <text:p>4.7104E-07</text:p>
          </table:table-cell>
          <table:table-cell table:formula="of:=[.$B$2]*[.$C$2]/[.C14]/[.C14]" office:value-type="float" office:value="0.00024117248" calcext:value-type="float">
            <text:p>0.00024117248</text:p>
          </table:table-cell>
          <table:table-cell table:formula="of:=[.D14]*[.D14]" office:value-type="float" office:value="0.0000000000002218786816" calcext:value-type="float">
            <text:p>2.218786816E-13</text:p>
          </table:table-cell>
          <table:table-cell table:formula="of:=[.D14]+[.E14]*2" office:value-type="float" office:value="0.000482816" calcext:value-type="float">
            <text:p>0.000482816</text:p>
          </table:table-cell>
          <table:table-cell/>
          <table:table-cell table:formula="of:=0.99/([.$A$5]/[.C14] + 2*[.$B$2]/[.C14]/[.C14])" office:value-type="float" office:value="0.188643292682927" calcext:value-type="float">
            <text:p>1.89E-01</text:p>
          </table:table-cell>
          <table:table-cell table:formula="of:=0.495*[.C14]*[.C14]/[.$B$5]" office:value-type="float" office:value="0.0944137573242187" calcext:value-type="float">
            <text:p>9.44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000094208" calcext:value-type="float">
            <text:p>9.4208E-07</text:p>
          </table:table-cell>
          <table:table-cell table:formula="of:=[.$B$2]*[.$C$2]/[.C15]/[.C15]" office:value-type="float" office:value="0.00096468992" calcext:value-type="float">
            <text:p>0.00096468992</text:p>
          </table:table-cell>
          <table:table-cell table:formula="of:=[.D15]*[.D15]" office:value-type="float" office:value="0.0000000000008875147264" calcext:value-type="float">
            <text:p>8.875147264E-13</text:p>
          </table:table-cell>
          <table:table-cell table:formula="of:=[.D15]+[.E15]*2" office:value-type="float" office:value="0.00193032192" calcext:value-type="float">
            <text:p>0.00193032192</text:p>
          </table:table-cell>
          <table:table-cell/>
          <table:table-cell table:formula="of:=0.99/([.$A$5]/[.C15] + 2*[.$B$2]/[.C15]/[.C15])" office:value-type="float" office:value="0.0471838396778916" calcext:value-type="float">
            <text:p>4.72E-02</text:p>
          </table:table-cell>
          <table:table-cell table:formula="of:=0.495*[.C15]*[.C15]/[.$B$5]" office:value-type="float" office:value="0.0236034393310547" calcext:value-type="float">
            <text:p>2.36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000188416" calcext:value-type="float">
            <text:p>1.88416E-06</text:p>
          </table:table-cell>
          <table:table-cell table:formula="of:=[.$B$2]*[.$C$2]/[.C16]/[.C16]" office:value-type="float" office:value="0.00385875968" calcext:value-type="float">
            <text:p>0.00385875968</text:p>
          </table:table-cell>
          <table:table-cell table:formula="of:=[.D16]*[.D16]" office:value-type="float" office:value="0.0000000000035500589056" calcext:value-type="float">
            <text:p>3.5500589056E-12</text:p>
          </table:table-cell>
          <table:table-cell table:formula="of:=[.D16]+[.E16]*2" office:value-type="float" office:value="0.00771940352" calcext:value-type="float">
            <text:p>0.00771940352</text:p>
          </table:table-cell>
          <table:table-cell/>
          <table:table-cell table:formula="of:=0.99/([.$A$5]/[.C16] + 2*[.$B$2]/[.C16]/[.C16])" office:value-type="float" office:value="0.0117988390895777" calcext:value-type="float">
            <text:p>1.18E-02</text:p>
          </table:table-cell>
          <table:table-cell table:formula="of:=0.495*[.C16]*[.C16]/[.$B$5]" office:value-type="float" office:value="0.00590085983276367" calcext:value-type="float">
            <text:p>5.90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000376832" calcext:value-type="float">
            <text:p>3.76832E-06</text:p>
          </table:table-cell>
          <table:table-cell table:formula="of:=[.$B$2]*[.$C$2]/[.C17]/[.C17]" office:value-type="float" office:value="0.01543503872" calcext:value-type="float">
            <text:p>0.01543503872</text:p>
          </table:table-cell>
          <table:table-cell table:formula="of:=[.D17]*[.D17]" office:value-type="float" office:value="0.0000000000142002356224" calcext:value-type="float">
            <text:p>1.42002356224E-11</text:p>
          </table:table-cell>
          <table:table-cell table:formula="of:=[.D17]+[.E17]*2" office:value-type="float" office:value="0.03087384576" calcext:value-type="float">
            <text:p>0.03087384576</text:p>
          </table:table-cell>
          <table:table-cell/>
          <table:table-cell table:formula="of:=0.99/([.$A$5]/[.C17] + 2*[.$B$2]/[.C17]/[.C17])" office:value-type="float" office:value="0.0029500698004394" calcext:value-type="float">
            <text:p>2.95E-03</text:p>
          </table:table-cell>
          <table:table-cell table:formula="of:=0.495*[.C17]*[.C17]/[.$B$5]" office:value-type="float" office:value="0.00147521495819092" calcext:value-type="float">
            <text:p>1.48E-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0000753664" calcext:value-type="float">
            <text:p>7.53664E-06</text:p>
          </table:table-cell>
          <table:table-cell table:formula="of:=[.$B$2]*[.$C$2]/[.C18]/[.C18]" office:value-type="float" office:value="0.06174015488" calcext:value-type="float">
            <text:p>0.06174015488</text:p>
          </table:table-cell>
          <table:table-cell table:formula="of:=[.D18]*[.D18]" office:value-type="float" office:value="0.0000000000568009424896" calcext:value-type="float">
            <text:p>5.68009424896E-11</text:p>
          </table:table-cell>
          <table:table-cell table:formula="of:=[.D18]+[.E18]*2" office:value-type="float" office:value="0.1234878464" calcext:value-type="float">
            <text:p>0.1234878464</text:p>
          </table:table-cell>
          <table:table-cell/>
          <table:table-cell table:formula="of:=0.99/([.$A$5]/[.C18] + 2*[.$B$2]/[.C18]/[.C18])" office:value-type="float" office:value="0.000737562461855355" calcext:value-type="float">
            <text:p>7.38E-04</text:p>
          </table:table-cell>
          <table:table-cell table:formula="of:=0.495*[.C18]*[.C18]/[.$B$5]" office:value-type="float" office:value="0.000368803739547729" calcext:value-type="float">
            <text:p>3.69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0001507328" calcext:value-type="float">
            <text:p>1.507328E-05</text:p>
          </table:table-cell>
          <table:table-cell table:formula="of:=[.$B$2]*[.$C$2]/[.C19]/[.C19]" office:value-type="float" office:value="0.24696061952" calcext:value-type="float">
            <text:p>0.24696061952</text:p>
          </table:table-cell>
          <table:table-cell table:formula="of:=[.D19]*[.D19]" office:value-type="float" office:value="0.0000000002272037699584" calcext:value-type="float">
            <text:p>2.272037699584E-10</text:p>
          </table:table-cell>
          <table:table-cell table:formula="of:=[.D19]+[.E19]*2" office:value-type="float" office:value="0.49393631232" calcext:value-type="float">
            <text:p>0.49393631232</text:p>
          </table:table-cell>
          <table:table-cell/>
          <table:table-cell table:formula="of:=0.99/([.$A$5]/[.C19] + 2*[.$B$2]/[.C19]/[.C19])" office:value-type="float" office:value="0.00018439624244713" calcext:value-type="float">
            <text:p>1.84E-04</text:p>
          </table:table-cell>
          <table:table-cell table:formula="of:=0.495*[.C19]*[.C19]/[.$B$5]" office:value-type="float" office:value="0.0000922009348869324" calcext:value-type="float">
            <text:p>9.22E-05</text:p>
          </table:table-cell>
        </table:table-row>
      </table:table>
      <table:table table:name="analytic" table:style-name="ta1">
        <table:table-column table:style-name="co1" table:number-columns-repeated="7" table:default-cell-style-name="Default"/>
        <table:table-column table:style-name="co1" table:default-cell-style-name="ce21"/>
        <table:table-column table:style-name="co1" table:default-cell-style-name="ce14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rho_f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C_f</text:p>
          </table:table-cell>
          <table:table-cell office:value-type="string" calcext:value-type="string">
            <text:p>k_s</text:p>
          </table:table-cell>
          <table:table-cell office:value-type="string" calcext:value-type="string">
            <text:p>k_f</text:p>
          </table:table-cell>
          <table:table-cell office:value-type="string" calcext:value-type="string">
            <text:p>mu_f</text:p>
          </table:table-cell>
          <table:table-cell office:value-type="string" calcext:value-type="string">
            <text:p>dm</text:p>
          </table:table-cell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0.01" calcext:value-type="float">
            <text:p>1.00E-02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2600" calcext:value-type="float">
            <text:p>2600</text:p>
          </table:table-cell>
          <table:table-cell office:value-type="float" office:value="1835.6" calcext:value-type="float">
            <text:p>1835.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511.8" calcext:value-type="float">
            <text:p>1511.8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2.63" calcext:value-type="float">
            <text:p>2.6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_fs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h_v</text:p>
          </table:table-cell>
          <table:table-cell office:value-type="string" calcext:value-type="string">
            <text:p>Pe</text:p>
          </table:table-cell>
          <table:table-cell table:number-columns-repeated="7"/>
        </table:table-row>
        <table:table-row table:style-name="ro1">
          <table:table-cell table:style-name="ce37" table:formula="of:=[.M2]/([.G2]*[.D2]*PI()*[.B2]*[.B2]/4)" office:value-type="float" office:value="0.000173409177480819" calcext:value-type="float">
            <text:p>1.73E-04</text:p>
          </table:table-cell>
          <table:table-cell table:formula="of:=[.K2]/([.D2]*[.G2]*[.I2])" office:value-type="float" office:value="0.000000468458326134691" calcext:value-type="float">
            <text:p>4.68458326134691E-07</text:p>
          </table:table-cell>
          <table:table-cell table:formula="of:=[.J2]/((1-[.D2])*[.F2]*[.H2])" office:value-type="float" office:value="0.00000142450142450142" calcext:value-type="float">
            <text:p>1.42450142450142E-06</text:p>
          </table:table-cell>
          <table:table-cell table:formula="of:=[.D2]*[.G2]*[.B2]*[.E2]/[.L2]" office:value-type="float" office:value="8.37536121673004" calcext:value-type="float">
            <text:p>8.37536121673004</text:p>
          </table:table-cell>
          <table:table-cell table:style-name="ce14" table:formula="of:=[.L2]*[.I2]/[.K2]" office:value-type="float" office:value="7646.21923076923" calcext:value-type="float">
            <text:p>7.65E+03</text:p>
          </table:table-cell>
          <table:table-cell table:formula="of:=0.255/[.D2]*[.E5]^(1/3)*[.D5]^(2/3)" office:value-type="float" office:value="51.7962281836318" calcext:value-type="float">
            <text:p>51.7962281836318</text:p>
          </table:table-cell>
          <table:table-cell table:formula="of:=[.F5]*[.K2]/[.E2]" office:value-type="float" office:value="897.801288516284" calcext:value-type="float">
            <text:p>897.801288516284</text:p>
          </table:table-cell>
          <table:table-cell table:style-name="Default" table:formula="of:=1/(1/[.G5]+[.E2]/(10*[.J2]))" office:value-type="float" office:value="382.580026878337" calcext:value-type="float">
            <text:p>382.580026878337</text:p>
          </table:table-cell>
          <table:table-cell table:style-name="Default" table:formula="of:=6*(1-[.D2])*[.H5]/[.E2]" office:value-type="float" office:value="45909.6032254004" calcext:value-type="float">
            <text:p>45909.6032254004</text:p>
          </table:table-cell>
          <table:table-cell table:formula="of:=[.B2]*[.A2]/[.B5]" office:value-type="float" office:value="2134661.6" calcext:value-type="float">
            <text:p>2134661.6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table:style-name="Default" office:value-type="string" calcext:value-type="string">
            <text:p>dt_f</text:p>
          </table:table-cell>
          <table:table-cell office:value-type="string" calcext:value-type="string">
            <text:p>dt_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138727341984655" calcext:value-type="float">
            <text:p>1.38727341984655E-05</text:p>
          </table:table-cell>
          <table:table-cell table:formula="of:=[.$B$5]*[.$C$2]/[.C8]/[.C8]" office:value-type="float" office:value="0.000000299813328726202" calcext:value-type="float">
            <text:p>2.99813328726202E-07</text:p>
          </table:table-cell>
          <table:table-cell table:formula="of:=[.D8]*[.D8]" office:value-type="float" office:value="0.000000000192452754141275" calcext:value-type="float">
            <text:p>1.92452754141275E-10</text:p>
          </table:table-cell>
          <table:table-cell table:formula="of:=[.D8]+[.E8]*2" office:value-type="float" office:value="0.0000144723608559179" calcext:value-type="float">
            <text:p>1.44723608559179E-05</text:p>
          </table:table-cell>
          <table:table-cell/>
          <table:table-cell table:formula="of:=0.99/([.$A$5]/[.C8] + 2*[.$B$5]/[.C8]/[.C8])" office:value-type="float" office:value="684.0625450513" calcext:value-type="float">
            <text:p>6.84E+02</text:p>
          </table:table-cell>
          <table:table-cell table:formula="of:=0.49*[.C8]*[.C8]/[.$C$5]/[.$C$2]" office:value-type="float" office:value="537468.75" calcext:value-type="float">
            <text:p>537468.7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27745468396931" calcext:value-type="float">
            <text:p>2.7745468396931E-05</text:p>
          </table:table-cell>
          <table:table-cell table:formula="of:=[.$B$5]*[.$C$2]/[.C9]/[.C9]" office:value-type="float" office:value="0.00000119925331490481" calcext:value-type="float">
            <text:p>1.19925331490481E-06</text:p>
          </table:table-cell>
          <table:table-cell table:formula="of:=[.D9]*[.D9]" office:value-type="float" office:value="0.000000000769811016565099" calcext:value-type="float">
            <text:p>7.69811016565099E-10</text:p>
          </table:table-cell>
          <table:table-cell table:formula="of:=[.D9]+[.E9]*2" office:value-type="float" office:value="0.0000301439750267407" calcext:value-type="float">
            <text:p>3.01439750267407E-05</text:p>
          </table:table-cell>
          <table:table-cell/>
          <table:table-cell table:formula="of:=0.99/([.$A$5]/[.C9] + 2*[.$B$5]/[.C9]/[.C9])" office:value-type="float" office:value="328.42383896675" calcext:value-type="float">
            <text:p>3.28E+02</text:p>
          </table:table-cell>
          <table:table-cell table:formula="of:=0.49*[.C9]*[.C9]/[.$C$5]/[.$C$2]" office:value-type="float" office:value="134367.1875" calcext:value-type="float">
            <text:p>134367.18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554909367938621" calcext:value-type="float">
            <text:p>5.54909367938621E-05</text:p>
          </table:table-cell>
          <table:table-cell table:formula="of:=[.$B$5]*[.$C$2]/[.C10]/[.C10]" office:value-type="float" office:value="0.00000479701325961923" calcext:value-type="float">
            <text:p>4.79701325961923E-06</text:p>
          </table:table-cell>
          <table:table-cell table:formula="of:=[.D10]*[.D10]" office:value-type="float" office:value="0.0000000030792440662604" calcext:value-type="float">
            <text:p>3.0792440662604E-09</text:p>
          </table:table-cell>
          <table:table-cell table:formula="of:=[.D10]+[.E10]*2" office:value-type="float" office:value="0.0000650849633131005" calcext:value-type="float">
            <text:p>6.50849633131005E-05</text:p>
          </table:table-cell>
          <table:table-cell/>
          <table:table-cell table:formula="of:=0.99/([.$A$5]/[.C10] + 2*[.$B$5]/[.C10]/[.C10])" office:value-type="float" office:value="152.108866565302" calcext:value-type="float">
            <text:p>1.52E+02</text:p>
          </table:table-cell>
          <table:table-cell table:formula="of:=0.49*[.C10]*[.C10]/[.$C$5]/[.$C$2]" office:value-type="float" office:value="33591.796875" calcext:value-type="float">
            <text:p>33591.79687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110981873587724" calcext:value-type="float">
            <text:p>0.000110981873588</text:p>
          </table:table-cell>
          <table:table-cell table:formula="of:=[.$B$5]*[.$C$2]/[.C11]/[.C11]" office:value-type="float" office:value="0.0000191880530384769" calcext:value-type="float">
            <text:p>1.91880530384769E-05</text:p>
          </table:table-cell>
          <table:table-cell table:formula="of:=[.D11]*[.D11]" office:value-type="float" office:value="0.0000000123169762650416" calcext:value-type="float">
            <text:p>1.23169762650416E-08</text:p>
          </table:table-cell>
          <table:table-cell table:formula="of:=[.D11]+[.E11]*2" office:value-type="float" office:value="0.000149357979664678" calcext:value-type="float">
            <text:p>0.000149357979665</text:p>
          </table:table-cell>
          <table:table-cell/>
          <table:table-cell table:formula="of:=0.99/([.$A$5]/[.C11] + 2*[.$B$5]/[.C11]/[.C11])" office:value-type="float" office:value="66.2837032358525" calcext:value-type="float">
            <text:p>6.63E+01</text:p>
          </table:table-cell>
          <table:table-cell table:formula="of:=0.49*[.C11]*[.C11]/[.$C$5]/[.$C$2]" office:value-type="float" office:value="8397.94921875" calcext:value-type="float">
            <text:p>8397.9492187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221963747175448" calcext:value-type="float">
            <text:p>0.000221963747175</text:p>
          </table:table-cell>
          <table:table-cell table:formula="of:=[.$B$5]*[.$C$2]/[.C12]/[.C12]" office:value-type="float" office:value="0.0000767522121539077" calcext:value-type="float">
            <text:p>7.67522121539077E-05</text:p>
          </table:table-cell>
          <table:table-cell table:formula="of:=[.D12]*[.D12]" office:value-type="float" office:value="0.0000000492679050601664" calcext:value-type="float">
            <text:p>4.92679050601664E-08</text:p>
          </table:table-cell>
          <table:table-cell table:formula="of:=[.D12]+[.E12]*2" office:value-type="float" office:value="0.000375468171483264" calcext:value-type="float">
            <text:p>0.000375468171483</text:p>
          </table:table-cell>
          <table:table-cell/>
          <table:table-cell table:formula="of:=0.99/([.$A$5]/[.C12] + 2*[.$B$5]/[.C12]/[.C12])" office:value-type="float" office:value="26.3670818245144" calcext:value-type="float">
            <text:p>2.64E+01</text:p>
          </table:table-cell>
          <table:table-cell table:formula="of:=0.49*[.C12]*[.C12]/[.$C$5]/[.$C$2]" office:value-type="float" office:value="2099.4873046875" calcext:value-type="float">
            <text:p>2099.487304687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443927494350897" calcext:value-type="float">
            <text:p>0.000443927494351</text:p>
          </table:table-cell>
          <table:table-cell table:formula="of:=[.$B$5]*[.$C$2]/[.C13]/[.C13]" office:value-type="float" office:value="0.000307008848615631" calcext:value-type="float">
            <text:p>0.000307008848616</text:p>
          </table:table-cell>
          <table:table-cell table:formula="of:=[.D13]*[.D13]" office:value-type="float" office:value="0.000000197071620240665" calcext:value-type="float">
            <text:p>1.97071620240665E-07</text:p>
          </table:table-cell>
          <table:table-cell table:formula="of:=[.D13]+[.E13]*2" office:value-type="float" office:value="0.00105794519158216" calcext:value-type="float">
            <text:p>0.001057945191582</text:p>
          </table:table-cell>
          <table:table-cell/>
          <table:table-cell table:formula="of:=0.99/([.$A$5]/[.C13] + 2*[.$B$5]/[.C13]/[.C13])" office:value-type="float" office:value="9.3577626504399" calcext:value-type="float">
            <text:p>9.36E+00</text:p>
          </table:table-cell>
          <table:table-cell table:formula="of:=0.49*[.C13]*[.C13]/[.$C$5]/[.$C$2]" office:value-type="float" office:value="524.871826171875" calcext:value-type="float">
            <text:p>524.87182617187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887854988701793" calcext:value-type="float">
            <text:p>0.000887854988702</text:p>
          </table:table-cell>
          <table:table-cell table:formula="of:=[.$B$5]*[.$C$2]/[.C14]/[.C14]" office:value-type="float" office:value="0.00122803539446252" calcext:value-type="float">
            <text:p>0.001228035394463</text:p>
          </table:table-cell>
          <table:table-cell table:formula="of:=[.D14]*[.D14]" office:value-type="float" office:value="0.000000788286480962662" calcext:value-type="float">
            <text:p>7.88286480962662E-07</text:p>
          </table:table-cell>
          <table:table-cell table:formula="of:=[.D14]+[.E14]*2" office:value-type="float" office:value="0.00334392577762684" calcext:value-type="float">
            <text:p>0.003343925777627</text:p>
          </table:table-cell>
          <table:table-cell/>
          <table:table-cell table:formula="of:=0.99/([.$A$5]/[.C14] + 2*[.$B$5]/[.C14]/[.C14])" office:value-type="float" office:value="2.96059202815978" calcext:value-type="float">
            <text:p>2.96E+00</text:p>
          </table:table-cell>
          <table:table-cell table:formula="of:=0.49*[.C14]*[.C14]/[.$C$5]/[.$C$2]" office:value-type="float" office:value="131.217956542969" calcext:value-type="float">
            <text:p>131.21795654296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177570997740359" calcext:value-type="float">
            <text:p>0.001775709977404</text:p>
          </table:table-cell>
          <table:table-cell table:formula="of:=[.$B$5]*[.$C$2]/[.C15]/[.C15]" office:value-type="float" office:value="0.00491214157785009" calcext:value-type="float">
            <text:p>0.00491214157785</text:p>
          </table:table-cell>
          <table:table-cell table:formula="of:=[.D15]*[.D15]" office:value-type="float" office:value="0.00000315314592385065" calcext:value-type="float">
            <text:p>3.15314592385065E-06</text:p>
          </table:table-cell>
          <table:table-cell table:formula="of:=[.D15]+[.E15]*2" office:value-type="float" office:value="0.0115999931331038" calcext:value-type="float">
            <text:p>0.011599993133104</text:p>
          </table:table-cell>
          <table:table-cell/>
          <table:table-cell table:formula="of:=0.99/([.$A$5]/[.C15] + 2*[.$B$5]/[.C15]/[.C15])" office:value-type="float" office:value="0.853448781081398" calcext:value-type="float">
            <text:p>8.53E-01</text:p>
          </table:table-cell>
          <table:table-cell table:formula="of:=0.49*[.C15]*[.C15]/[.$C$5]/[.$C$2]" office:value-type="float" office:value="32.8044891357422" calcext:value-type="float">
            <text:p>32.804489135742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355141995480717" calcext:value-type="float">
            <text:p>0.003551419954807</text:p>
          </table:table-cell>
          <table:table-cell table:formula="of:=[.$B$5]*[.$C$2]/[.C16]/[.C16]" office:value-type="float" office:value="0.0196485663114004" calcext:value-type="float">
            <text:p>0.0196485663114</text:p>
          </table:table-cell>
          <table:table-cell table:formula="of:=[.D16]*[.D16]" office:value-type="float" office:value="0.0000126125836954026" calcext:value-type="float">
            <text:p>1.26125836954026E-05</text:p>
          </table:table-cell>
          <table:table-cell table:formula="of:=[.D16]+[.E16]*2" office:value-type="float" office:value="0.0428485525776079" calcext:value-type="float">
            <text:p>0.042848552577608</text:p>
          </table:table-cell>
          <table:table-cell/>
          <table:table-cell table:formula="of:=0.99/([.$A$5]/[.C16] + 2*[.$B$5]/[.C16]/[.C16])" office:value-type="float" office:value="0.231046310889241" calcext:value-type="float">
            <text:p>2.31E-01</text:p>
          </table:table-cell>
          <table:table-cell table:formula="of:=0.49*[.C16]*[.C16]/[.$C$5]/[.$C$2]" office:value-type="float" office:value="8.20112228393555" calcext:value-type="float">
            <text:p>8.2011222839355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710283990961435" calcext:value-type="float">
            <text:p>0.007102839909614</text:p>
          </table:table-cell>
          <table:table-cell table:formula="of:=[.$B$5]*[.$C$2]/[.C17]/[.C17]" office:value-type="float" office:value="0.0785942652456015" calcext:value-type="float">
            <text:p>0.078594265245602</text:p>
          </table:table-cell>
          <table:table-cell table:formula="of:=[.D17]*[.D17]" office:value-type="float" office:value="0.0000504503347816103" calcext:value-type="float">
            <text:p>5.04503347816103E-05</text:p>
          </table:table-cell>
          <table:table-cell table:formula="of:=[.D17]+[.E17]*2" office:value-type="float" office:value="0.164291370400817" calcext:value-type="float">
            <text:p>0.164291370400817</text:p>
          </table:table-cell>
          <table:table-cell/>
          <table:table-cell table:formula="of:=0.99/([.$A$5]/[.C17] + 2*[.$B$5]/[.C17]/[.C17])" office:value-type="float" office:value="0.0602587949436859" calcext:value-type="float">
            <text:p>6.03E-02</text:p>
          </table:table-cell>
          <table:table-cell table:formula="of:=0.49*[.C17]*[.C17]/[.$C$5]/[.$C$2]" office:value-type="float" office:value="2.05028057098389" calcext:value-type="float">
            <text:p>2.05028057098389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142056798192287" calcext:value-type="float">
            <text:p>0.014205679819229</text:p>
          </table:table-cell>
          <table:table-cell table:formula="of:=[.$B$5]*[.$C$2]/[.C18]/[.C18]" office:value-type="float" office:value="0.314377060982406" calcext:value-type="float">
            <text:p>0.314377060982406</text:p>
          </table:table-cell>
          <table:table-cell table:formula="of:=[.D18]*[.D18]" office:value-type="float" office:value="0.000201801339126441" calcext:value-type="float">
            <text:p>0.000201801339126</text:p>
          </table:table-cell>
          <table:table-cell table:formula="of:=[.D18]+[.E18]*2" office:value-type="float" office:value="0.64295980178404" calcext:value-type="float">
            <text:p>0.64295980178404</text:p>
          </table:table-cell>
          <table:table-cell/>
          <table:table-cell table:formula="of:=0.99/([.$A$5]/[.C18] + 2*[.$B$5]/[.C18]/[.C18])" office:value-type="float" office:value="0.0153975411410327" calcext:value-type="float">
            <text:p>1.54E-02</text:p>
          </table:table-cell>
          <table:table-cell table:formula="of:=0.49*[.C18]*[.C18]/[.$C$5]/[.$C$2]" office:value-type="float" office:value="0.512570142745972" calcext:value-type="float">
            <text:p>0.51257014274597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284113596384574" calcext:value-type="float">
            <text:p>0.028411359638457</text:p>
          </table:table-cell>
          <table:table-cell table:formula="of:=[.$B$5]*[.$C$2]/[.C19]/[.C19]" office:value-type="float" office:value="1.25750824392962" calcext:value-type="float">
            <text:p>1.25750824392962</text:p>
          </table:table-cell>
          <table:table-cell table:formula="of:=[.D19]*[.D19]" office:value-type="float" office:value="0.000807205356505765" calcext:value-type="float">
            <text:p>0.000807205356506</text:p>
          </table:table-cell>
          <table:table-cell table:formula="of:=[.D19]+[.E19]*2" office:value-type="float" office:value="2.5434278474977" calcext:value-type="float">
            <text:p>2.5434278474977</text:p>
          </table:table-cell>
          <table:table-cell/>
          <table:table-cell table:formula="of:=0.99/([.$A$5]/[.C19] + 2*[.$B$5]/[.C19]/[.C19])" office:value-type="float" office:value="0.00389238484187389" calcext:value-type="float">
            <text:p>3.89E-03</text:p>
          </table:table-cell>
          <table:table-cell table:formula="of:=0.49*[.C19]*[.C19]/[.$C$5]/[.$C$2]" office:value-type="float" office:value="0.128142535686493" calcext:value-type="float">
            <text:p>0.12814253568649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2" office:value-type="float" office:value="32768" calcext:value-type="float">
            <text:p>32768</text:p>
          </table:table-cell>
          <table:table-cell table:formula="of:=[.$A$2]/[.B20]" office:value-type="float" office:value="0.000030517578125" calcext:value-type="float">
            <text:p>3.0517578125E-05</text:p>
          </table:table-cell>
          <table:table-cell table:formula="of:=[.$A$5]*[.$C$2]/[.C20]" office:value-type="float" office:value="0.0568227192769148" calcext:value-type="float">
            <text:p>0.056822719276915</text:p>
          </table:table-cell>
          <table:table-cell table:formula="of:=[.$B$5]*[.$C$2]/[.C20]/[.C20]" office:value-type="float" office:value="5.03003297571849" calcext:value-type="float">
            <text:p>5.03003297571849</text:p>
          </table:table-cell>
          <table:table-cell table:formula="of:=[.D20]*[.D20]" office:value-type="float" office:value="0.00322882142602306" calcext:value-type="float">
            <text:p>0.003228821426023</text:p>
          </table:table-cell>
          <table:table-cell table:formula="of:=[.D20]+[.E20]*2" office:value-type="float" office:value="10.1168886707139" calcext:value-type="float">
            <text:p>10.1168886707139</text:p>
          </table:table-cell>
          <table:table-cell/>
          <table:table-cell table:formula="of:=0.99/([.$A$5]/[.C20] + 2*[.$B$5]/[.C20]/[.C20])" office:value-type="float" office:value="0.000978561722109116" calcext:value-type="float">
            <text:p>9.79E-04</text:p>
          </table:table-cell>
          <table:table-cell table:formula="of:=0.49*[.C20]*[.C20]/[.$C$5]/[.$C$2]" office:value-type="float" office:value="0.0320356339216232" calcext:value-type="float">
            <text:p>0.032035633921623</text:p>
          </table:table-cell>
          <table:table-cell table:number-columns-repeated="7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9"/>
        </table:table-row>
      </table:table>
      <table:table table:name="results" table:style-name="ta1">
        <table:table-column table:style-name="co1" table:number-columns-repeated="3" table:default-cell-style-name="Default"/>
        <table:table-column table:style-name="co1" table:number-columns-repeated="5" table:default-cell-style-name="ce14"/>
        <table:table-column table:style-name="co8" table:default-cell-style-name="ce14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V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mark</text:p>
          </table:table-cell>
          <table:table-cell table:number-columns-repeated="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1493" calcext:value-type="float">
            <text:p>1.21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4280" calcext:value-type="float">
            <text:p>1.24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2020251" calcext:value-type="float">
            <text:p>2.02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179" calcext:value-type="float">
            <text:p>1.79E-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182850182" calcext:value-type="float">
            <text:p>1.83E+08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2746876" calcext:value-type="float">
            <text:p>2.27E+07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738" calcext:value-type="float">
            <text:p>7.38E-04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832487" calcext:value-type="float">
            <text:p>5.83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2260022" calcext:value-type="float">
            <text:p>1.32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55" calcext:value-type="float">
            <text:p>7.55E-0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5" calcext:value-type="float">
            <text:p>5.00E-08</text:p>
          </table:table-cell>
          <table:table-cell office:value-type="float" office:value="173171837" calcext:value-type="float">
            <text:p>1.73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189" calcext:value-type="float">
            <text:p>1.89E-0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398777372" calcext:value-type="float">
            <text:p>3.99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472" calcext:value-type="float">
            <text:p>4.72E-0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14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remark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0000001" calcext:value-type="float">
            <text:p>1.00E-07</text:p>
          </table:table-cell>
          <table:table-cell office:value-type="float" office:value="2974045" calcext:value-type="float">
            <text:p>2.97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45" calcext:value-type="float">
            <text:p>7.45E-04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00001" calcext:value-type="float">
            <text:p>1.00E-05</text:p>
          </table:table-cell>
          <table:table-cell office:value-type="float" office:value="537612" calcext:value-type="float">
            <text:p>5.38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9" calcext:value-type="float">
            <text:p>9</text:p>
          </table:table-cell>
          <table:table-cell office:value-type="string" calcext:value-type="string">
            <text:p>Skipped 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0001" calcext:value-type="float">
            <text:p>1.00E-05</text:p>
          </table:table-cell>
          <table:table-cell office:value-type="float" office:value="157327" calcext:value-type="float">
            <text:p>1.57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Skipped 8,16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14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00001" calcext:value-type="float">
            <text:p>1.00E-05</text:p>
          </table:table-cell>
          <table:table-cell office:value-type="float" office:value="1012361" calcext:value-type="float">
            <text:p>1.01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00001" calcext:value-type="float">
            <text:p>1.00E-05</text:p>
          </table:table-cell>
          <table:table-cell office:value-type="float" office:value="1061457" calcext:value-type="float">
            <text:p>1.06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0001" calcext:value-type="float">
            <text:p>1.00E-05</text:p>
          </table:table-cell>
          <table:table-cell office:value-type="float" office:value="1090437" calcext:value-type="float">
            <text:p>1.09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01" calcext:value-type="float">
            <text:p>1.00E-02</text:p>
          </table:table-cell>
          <table:table-cell office:value-type="float" office:value="2898072" calcext:value-type="float">
            <text:p>2.90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01" calcext:value-type="float">
            <text:p>1.00E-02</text:p>
          </table:table-cell>
          <table:table-cell office:value-type="float" office:value="2090013" calcext:value-type="float">
            <text:p>2.09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1" calcext:value-type="float">
            <text:p>1.00E-02</text:p>
          </table:table-cell>
          <table:table-cell office:value-type="float" office:value="1318720" calcext:value-type="float">
            <text:p>1.32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12" calcext:value-type="float">
            <text:p>12</text:p>
          </table:table-cell>
          <table:table-cell table:style-name="ce14" office:value-type="float" office:value="1000000" calcext:value-type="float">
            <text:p>1.00E+06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001" calcext:value-type="float">
            <text:p>1.00E-03</text:p>
          </table:table-cell>
          <table:table-cell office:value-type="float" office:value="702257" calcext:value-type="float">
            <text:p>7.02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 two points not plott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001" calcext:value-type="float">
            <text:p>1.00E-03</text:p>
          </table:table-cell>
          <table:table-cell office:value-type="float" office:value="274951" calcext:value-type="float">
            <text:p>2.75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147" calcext:value-type="float">
            <text:p>1.47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01" calcext:value-type="float">
            <text:p>1.00E-03</text:p>
          </table:table-cell>
          <table:table-cell office:value-type="float" office:value="9725" calcext:value-type="float">
            <text:p>9.73E+03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236" calcext:value-type="float">
            <text:p>2.36E-02</text:p>
          </table:table-cell>
          <table:table-cell office:value-type="float" office:value="8" calcext:value-type="float">
            <text:p>8</text:p>
          </table:table-cell>
          <table:table-cell table:style-name="ce14" office:value-type="float" office:value="100000" calcext:value-type="float">
            <text:p>1.00E+05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cyc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table:style-name="ce14" office:value-type="string" calcext:value-type="string">
            <text:p>MaxTStep</text:p>
          </table:table-cell>
          <table:table-cell table:style-name="ce14" office:value-type="string" calcext:value-type="string">
            <text:p>nCell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/>
          <table:table-cell table:style-name="ce14" office:value-type="float" office:value="256" calcext:value-type="float">
            <text:p>2.56E+02</text:p>
          </table:table-cell>
          <table:table-cell office:value-type="float" office:value="10.5" calcext:value-type="float">
            <text:p>1.05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9" calcext:value-type="float">
            <text:p>9.00E-07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1024" calcext:value-type="float">
            <text:p>1.02E+03</text:p>
          </table:table-cell>
          <table:table-cell office:value-type="float" office:value="10.5" calcext:value-type="float">
            <text:p>1.05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9" calcext:value-type="float">
            <text:p>9.00E-07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 table:number-rows-repeated="104854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0:37:13.839499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2-08T10:38:42.279583277</dc:date>
    <meta:editing-duration>P1DT9H59M37S</meta:editing-duration>
    <meta:editing-cycles>103</meta:editing-cycles>
    <meta:generator>LibreOffice/6.0.7.3$Linux_X86_64 LibreOffice_project/00m0$Build-3</meta:generator>
    <meta:document-statistic meta:table-count="4" meta:cell-count="1192" meta:object-count="0"/>
  </office:meta>
</office:document-meta>
</file>